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cm" fo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 style:list-style-name="L1">
      <style:paragraph-properties fo:padding="0cm" fo:border="none"/>
    </style:style>
    <style:style style:name="P4" style:family="paragraph" style:parent-style-name="Text_20_body" style:list-style-name="L2">
      <style:paragraph-properties fo:padding="0cm" fo:border="none"/>
    </style:style>
    <style:style style:name="P5" style:family="paragraph" style:parent-style-name="Text_20_body" style:list-style-name="L3">
      <style:paragraph-properties fo:padding="0cm" fo:border="none"/>
    </style:style>
    <style:style style:name="P6" style:family="paragraph" style:parent-style-name="Text_20_body" style:list-style-name="L4">
      <style:paragraph-properties fo:padding="0cm" fo:border="none"/>
    </style:style>
    <style:style style:name="P7" style:family="paragraph" style:parent-style-name="Text_20_body" style:list-style-name="L4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5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7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9">
      <style:paragraph-properties fo:padding="0cm" fo:border="none"/>
      <style:text-properties loext:padding="0cm" loext:border="none"/>
    </style:style>
    <style:style style:name="P11" style:family="paragraph" style:parent-style-name="Text_20_body">
      <style:paragraph-properties fo:padding="0cm" fo:border="none"/>
      <style:text-properties loext:padding="0cm" loext:border="none"/>
    </style:style>
    <style:style style:name="P12" style:family="paragraph" style:parent-style-name="Text_20_body" style:list-style-name="L5">
      <style:paragraph-properties fo:padding="0cm" fo:border="none"/>
    </style:style>
    <style:style style:name="P13" style:family="paragraph" style:parent-style-name="Text_20_body" style:list-style-name="L6">
      <style:paragraph-properties fo:padding="0cm" fo:border="none"/>
    </style:style>
    <style:style style:name="P14" style:family="paragraph" style:parent-style-name="Text_20_body" style:list-style-name="L7">
      <style:paragraph-properties fo:padding="0cm" fo:border="none"/>
    </style:style>
    <style:style style:name="P15" style:family="paragraph" style:parent-style-name="Text_20_body" style:list-style-name="L8">
      <style:paragraph-properties fo:padding="0cm" fo:border="none"/>
    </style:style>
    <style:style style:name="P16" style:family="paragraph" style:parent-style-name="Text_20_body" style:list-style-name="L9">
      <style:paragraph-properties fo:padding="0cm" fo:border="none"/>
    </style:style>
    <style:style style:name="P17" style:family="paragraph" style:parent-style-name="Text_20_body" style:list-style-name="L10">
      <style:paragraph-properties fo:padding="0cm" fo:border="none"/>
    </style:style>
    <style:style style:name="P18" style:family="paragraph" style:parent-style-name="Text_20_body" style:list-style-name="L1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74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area 1</text:h>
      <text:p text:style-name="P2"><text:span text:style-name="Strong_20_Emphasis"><text:span text:style-name="T1">Odoo se ofrece bajo diferentes tipos de licencia. Investiga los tipos de licencia disponibles para Odoo y explica cuál es la licencia de la versión comunitaria que instalaremos mediante Docker. ¿Qué ventajas y limitaciones tiene respecto a la versión empresarial?</text:span></text:span></text:p>
      <text:p text:style-name="P2"><text:span text:style-name="Strong_20_Emphasis"><text:span text:style-name="T1">Tipos de licencia de Odoo</text:span></text:span><text:span text:style-name="T1">:</text:span></text:p>
      <text:list xml:id="list3342963388" text:style-name="L1">
        <text:list-item>
          <text:p text:style-name="P3"><text:span text:style-name="Strong_20_Emphasis"><text:span text:style-name="T1">Licencia LGPL (Lesser General Public License) v3</text:span></text:span><text:span text:style-name="T1">: Utilizada para la versión comunitaria de Odoo. Permite usar, modificar y distribuir el software, siempre y cuando se mantenga la misma licencia.</text:span></text:p>
        </text:list-item>
        <text:list-item>
          <text:p text:style-name="P3"><text:span text:style-name="Strong_20_Emphasis"><text:span text:style-name="T1">Licencia propietaria de Odoo Enterprise</text:span></text:span><text:span text:style-name="T1">: La versión empresarial de Odoo, que ofrece funcionalidades adicionales y soporte, requiere una suscripción paga.</text:span></text:p>
        </text:list-item>
      </text:list>
      <text:p text:style-name="P2"><text:span text:style-name="Strong_20_Emphasis"><text:span text:style-name="T1">Licencia de la versión comunitaria</text:span></text:span><text:span text:style-name="T1">: La versión comunitaria de Odoo se ofrece bajo la licencia LGPL v3.</text:span></text:p>
      <text:p text:style-name="P2"><text:span text:style-name="Strong_20_Emphasis"><text:span text:style-name="T1">Ventajas</text:span></text:span><text:span text:style-name="T1">:</text:span></text:p>
      <text:list xml:id="list883366345" text:style-name="L2">
        <text:list-item>
          <text:p text:style-name="P4"><text:span text:style-name="Strong_20_Emphasis"><text:span text:style-name="T1">Gratuita</text:span></text:span><text:span text:style-name="T1">: Sin costo para utilizar, modificar y distribuir.</text:span></text:p>
        </text:list-item>
        <text:list-item>
          <text:p text:style-name="P4"><text:span text:style-name="Strong_20_Emphasis"><text:span text:style-name="T1">Flexibilidad</text:span></text:span><text:span text:style-name="T1">: Amplia capacidad de personalización.</text:span></text:p>
        </text:list-item>
      </text:list>
      <text:p text:style-name="P2"><text:span text:style-name="Strong_20_Emphasis"><text:span text:style-name="T1">Limitaciones</text:span></text:span><text:span text:style-name="T1">:</text:span></text:p>
      <text:list xml:id="list874035811" text:style-name="L3">
        <text:list-item>
          <text:p text:style-name="P5"><text:span text:style-name="Strong_20_Emphasis"><text:span text:style-name="T1">Soporte limitado</text:span></text:span><text:span text:style-name="T1">: No incluye el soporte empresarial y actualizaciones rápidas.</text:span></text:p>
        </text:list-item>
        <text:list-item>
          <text:p text:style-name="P5"><text:span text:style-name="Strong_20_Emphasis"><text:span text:style-name="T1">Menos funcionalidades</text:span></text:span><text:span text:style-name="T1">: Carece de ciertas funcionalidades avanzadas presentes en la versión empresarial.</text:span></text:p>
        </text:list-item>
      </text:list>
      <text:h text:style-name="P1" text:outline-level="3">Tarea 2</text:h>
      <text:p text:style-name="P2"><text:span text:style-name="Strong_20_Emphasis"><text:span text:style-name="T1">Realiza la instalación de Odoo en un entorno monopuesto utilizando Virtualbox. Describe los pasos que has seguido para instalar Odoo con Virtualbox y cómo verificaste que la instalación fue exitosa.</text:span></text:span></text:p>
      <text:list xml:id="list4199971910" text:style-name="L4">
        <text:list-item>
          <text:p text:style-name="P6"><text:span text:style-name="Strong_20_Emphasis"><text:span text:style-name="T1">Descarga e instalación de Virtualbox</text:span></text:span><text:span text:style-name="T1">:</text:span></text:p>
          <text:list>
            <text:list-item>
              <text:p text:style-name="P6"><text:span text:style-name="T1">Descarga desde </text:span><text:a xlink:type="simple" xlink:href="https://www.virtualbox.org/" office:target-frame-name="_blank" xlink:show="new" text:style-name="Internet_20_link" text:visited-style-name="Visited_20_Internet_20_Link"><text:span text:style-name="T1">sitio oficial</text:span></text:a><text:span text:style-name="T1">.</text:span></text:p>
            </text:list-item>
            <text:list-item>
              <text:p text:style-name="P7">Instálalo siguiendo las instrucciones del asistente de instalación.</text:p>
            </text:list-item>
          </text:list>
        </text:list-item>
        <text:list-item>
          <text:p text:style-name="P6"><text:span text:style-name="Strong_20_Emphasis"><text:span text:style-name="T1">Descarga de la imagen ISO de Ubuntu</text:span></text:span><text:span text:style-name="T1">:</text:span></text:p>
          <text:list>
            <text:list-item>
              <text:p text:style-name="P6"><text:span text:style-name="T1">Descarga la imagen desde </text:span><text:a xlink:type="simple" xlink:href="https://ubuntu.com/download/desktop" office:target-frame-name="_blank" xlink:show="new" text:style-name="Internet_20_link" text:visited-style-name="Visited_20_Internet_20_Link"><text:span text:style-name="T1">Ubuntu</text:span></text:a><text:span text:style-name="T1">.</text:span></text:p>
            </text:list-item>
          </text:list>
        </text:list-item>
        <text:list-item>
          <text:p text:style-name="P6"><text:span text:style-name="Strong_20_Emphasis"><text:span text:style-name="T1">Creación de una máquina virtual</text:span></text:span><text:span text:style-name="T1">:</text:span></text:p>
          <text:list>
            <text:list-item>
              <text:p text:style-name="P7">Abre Virtualbox y crea una nueva máquina virtual, eligiendo Ubuntu como sistema operativo.</text:p>
            </text:list-item>
          </text:list>
        </text:list-item>
        <text:list-item>
          <text:p text:style-name="P6"><text:span text:style-name="Strong_20_Emphasis"><text:span text:style-name="T1">Configuración de la máquina virtual</text:span></text:span><text:span text:style-name="T1">:</text:span></text:p>
          <text:list>
            <text:list-item>
              <text:p text:style-name="P7">Asigna memoria RAM y espacio en disco según las recomendaciones.</text:p>
            </text:list-item>
            <text:list-item>
              <text:p text:style-name="P7">Carga la imagen ISO de Ubuntu y procede con la instalación.</text:p>
            </text:list-item>
          </text:list>
        </text:list-item>
        <text:list-item>
          <text:p text:style-name="P6"><text:soft-page-break/><text:span text:style-name="Strong_20_Emphasis"><text:span text:style-name="T1">Instalación de Odoo</text:span></text:span><text:span text:style-name="T1">:</text:span></text:p>
          <text:list>
            <text:list-item>
              <text:p text:style-name="P7">Inicia sesión en Ubuntu, abre la terminal e instala las dependencias necesarias.</text:p>
            </text:list-item>
            <text:list-item>
              <text:p text:style-name="P7">Clona el repositorio de Odoo e instala los módulos requeridos.</text:p>
            </text:list-item>
          </text:list>
        </text:list-item>
        <text:list-item>
          <text:p text:style-name="P6"><text:span text:style-name="Strong_20_Emphasis"><text:span text:style-name="T1">Verificación</text:span></text:span><text:span text:style-name="T1">:</text:span></text:p>
          <text:list>
            <text:list-item>
              <text:p text:style-name="P6"><text:span text:style-name="T1">Inicia Odoo y accede a </text:span><text:span text:style-name="Source_20_Text"><text:span text:style-name="T2">http://localhost:8069</text:span></text:span><text:span text:style-name="T1"> desde el navegador.</text:span></text:p>
            </text:list-item>
            <text:list-item>
              <text:p text:style-name="P7">La pantalla de inicio de sesión de Odoo confirma que la instalación fue exitosa.</text:p>
            </text:list-item>
          </text:list>
        </text:list-item>
      </text:list>
      <text:h text:style-name="P1" text:outline-level="3">Tarea 3</text:h>
      <text:p text:style-name="P2"><text:span text:style-name="Strong_20_Emphasis"><text:span text:style-name="T1">Realiza la instalación de Odoo en un entorno monopuesto utilizando Docker. Describe los pasos que has seguido para instalar Odoo con Docker y cómo verificaste que la instalación fue exitosa.</text:span></text:span></text:p>
      <text:list xml:id="list196358931" text:style-name="L5">
        <text:list-item>
          <text:p text:style-name="P12"><text:span text:style-name="Strong_20_Emphasis"><text:span text:style-name="T1">Instalación de Docker</text:span></text:span><text:span text:style-name="T1">:</text:span></text:p>
          <text:list>
            <text:list-item>
              <text:p text:style-name="P12"><text:span text:style-name="T1">Descarga e instala Docker desde </text:span><text:a xlink:type="simple" xlink:href="https://www.docker.com/get-started" office:target-frame-name="_blank" xlink:show="new" text:style-name="Internet_20_link" text:visited-style-name="Visited_20_Internet_20_Link"><text:span text:style-name="T1">Docker</text:span></text:a><text:span text:style-name="T1">.</text:span></text:p>
            </text:list-item>
          </text:list>
        </text:list-item>
        <text:list-item>
          <text:p text:style-name="P12"><text:span text:style-name="Strong_20_Emphasis"><text:span text:style-name="T1">Obtención de la imagen de Odoo</text:span></text:span><text:span text:style-name="T1">:</text:span></text:p>
          <text:list>
            <text:list-item>
              <text:p text:style-name="P12"><text:span text:style-name="T1">Abre la terminal y ejecuta: </text:span><text:span text:style-name="Source_20_Text"><text:span text:style-name="T2">docker pull odoo</text:span></text:span><text:span text:style-name="T1">.</text:span></text:p>
            </text:list-item>
          </text:list>
        </text:list-item>
        <text:list-item>
          <text:p text:style-name="P12"><text:span text:style-name="Strong_20_Emphasis"><text:span text:style-name="T1">Creación de un contenedor Odoo</text:span></text:span><text:span text:style-name="T1">:</text:span></text:p>
          <text:list>
            <text:list-item>
              <text:p text:style-name="P12"><text:span text:style-name="T1">Ejecuta: </text:span><text:span text:style-name="Source_20_Text"><text:span text:style-name="T2">docker run -d -e POSTGRES_USER=odoo -e POSTGRES_PASSWORD=odoo -p 8069:8069 --name odoo --link db:db odoo</text:span></text:span><text:span text:style-name="T1">.</text:span></text:p>
            </text:list-item>
          </text:list>
        </text:list-item>
        <text:list-item>
          <text:p text:style-name="P12"><text:span text:style-name="Strong_20_Emphasis"><text:span text:style-name="T1">Verificación</text:span></text:span><text:span text:style-name="T1">:</text:span></text:p>
          <text:list>
            <text:list-item>
              <text:p text:style-name="P12"><text:span text:style-name="T1">Accede a </text:span><text:span text:style-name="Source_20_Text"><text:span text:style-name="T2">http://localhost:8069</text:span></text:span><text:span text:style-name="T1"> desde el navegador.</text:span></text:p>
            </text:list-item>
            <text:list-item>
              <text:p text:style-name="P8">La pantalla de inicio de sesión de Odoo confirma que la instalación fue exitosa.</text:p>
            </text:list-item>
          </text:list>
        </text:list-item>
      </text:list>
      <text:h text:style-name="P1" text:outline-level="3">Tarea 4</text:h>
      <text:p text:style-name="P2"><text:span text:style-name="Strong_20_Emphasis"><text:span text:style-name="T1">Revisa la lista de módulos disponibles en la versión comunitaria. Identifica al menos cinco módulos que vienen preinstalados. ¿Qué funcionalidades ofrece cada uno de ellos dentro del sistema ERP-CRM?</text:span></text:span></text:p>
      <text:list xml:id="list2294089154" text:style-name="L6">
        <text:list-item>
          <text:p text:style-name="P13"><text:span text:style-name="Strong_20_Emphasis"><text:span text:style-name="T1">Ventas</text:span></text:span><text:span text:style-name="T1">: Gestión de pedidos, facturación y relaciones con clientes.</text:span></text:p>
        </text:list-item>
        <text:list-item>
          <text:p text:style-name="P13"><text:span text:style-name="Strong_20_Emphasis"><text:span text:style-name="T1">Inventario</text:span></text:span><text:span text:style-name="T1">: Control de stock, movimientos de mercancías y almacén.</text:span></text:p>
        </text:list-item>
        <text:list-item>
          <text:p text:style-name="P13"><text:span text:style-name="Strong_20_Emphasis"><text:span text:style-name="T1">Contabilidad</text:span></text:span><text:span text:style-name="T1">: Gestión de finanzas, ingresos y gastos.</text:span></text:p>
        </text:list-item>
        <text:list-item>
          <text:p text:style-name="P13"><text:span text:style-name="Strong_20_Emphasis"><text:span text:style-name="T1">Fabricación</text:span></text:span><text:span text:style-name="T1">: Control de órdenes de producción y planificación de recursos.</text:span></text:p>
        </text:list-item>
        <text:list-item>
          <text:p text:style-name="P13"><text:span text:style-name="Strong_20_Emphasis"><text:span text:style-name="T1">Compras</text:span></text:span><text:span text:style-name="T1">: Gestión de órdenes de compra y relaciones con proveedores.</text:span></text:p>
        </text:list-item>
      </text:list>
      <text:h text:style-name="P1" text:outline-level="3">Tarea 5</text:h>
      <text:p text:style-name="P2"><text:span text:style-name="Strong_20_Emphasis"><text:span text:style-name="T1">Instala un módulo adicional (como el de ventas o inventario). Describe los pasos que seguiste para instalar y configurar este módulo en el sistema.</text:span></text:span></text:p>
      <text:list xml:id="list282420663" text:style-name="L7">
        <text:list-item>
          <text:p text:style-name="P14"><text:soft-page-break/><text:span text:style-name="Strong_20_Emphasis"><text:span text:style-name="T1">Acceso al panel de administración</text:span></text:span><text:span text:style-name="T1">:</text:span></text:p>
          <text:list>
            <text:list-item>
              <text:p text:style-name="P9">Inicia sesión en Odoo y ve al panel de aplicaciones.</text:p>
            </text:list-item>
          </text:list>
        </text:list-item>
        <text:list-item>
          <text:p text:style-name="P14"><text:span text:style-name="Strong_20_Emphasis"><text:span text:style-name="T1">Instalación del módulo</text:span></text:span><text:span text:style-name="T1">:</text:span></text:p>
          <text:list>
            <text:list-item>
              <text:p text:style-name="P14"><text:span text:style-name="T1">Busca el módulo de </text:span><text:span text:style-name="Source_20_Text"><text:span text:style-name="T2">Ventas</text:span></text:span><text:span text:style-name="T1">, haz clic en </text:span><text:span text:style-name="Source_20_Text"><text:span text:style-name="T2">Instalar</text:span></text:span><text:span text:style-name="T1">.</text:span></text:p>
            </text:list-item>
          </text:list>
        </text:list-item>
        <text:list-item>
          <text:p text:style-name="P14"><text:span text:style-name="Strong_20_Emphasis"><text:span text:style-name="T1">Configuración del módulo</text:span></text:span><text:span text:style-name="T1">:</text:span></text:p>
          <text:list>
            <text:list-item>
              <text:p text:style-name="P9">Configura los parámetros según las necesidades, como listas de precios, impuestos y plantillas de venta.</text:p>
            </text:list-item>
          </text:list>
        </text:list-item>
      </text:list>
      <text:h text:style-name="P1" text:outline-level="3">Tarea 6</text:h>
      <text:p text:style-name="P2"><text:span text:style-name="Strong_20_Emphasis"><text:span text:style-name="T1">Imagina que una empresa de ventas necesita gestionar sus facturas y almacén. ¿Qué módulos de Odoo recomendarías instalar para satisfacer estas necesidades? Instálalos en tu instancia de Odoo y describe el proceso.</text:span></text:span></text:p>
      <text:p text:style-name="P2"><text:span text:style-name="Strong_20_Emphasis"><text:span text:style-name="T1">Módulos recomendados</text:span></text:span><text:span text:style-name="T1">:</text:span></text:p>
      <text:list xml:id="list1615591359" text:style-name="L8">
        <text:list-item>
          <text:p text:style-name="P15"><text:span text:style-name="Strong_20_Emphasis"><text:span text:style-name="T1">Facturación</text:span></text:span><text:span text:style-name="T1">: Para la gestión de las facturas de clientes y proveedores.</text:span></text:p>
        </text:list-item>
        <text:list-item>
          <text:p text:style-name="P15"><text:span text:style-name="Strong_20_Emphasis"><text:span text:style-name="T1">Inventario</text:span></text:span><text:span text:style-name="T1">: Para el control de stock y la gestión del almacén.</text:span></text:p>
        </text:list-item>
      </text:list>
      <text:list xml:id="list529852675" text:style-name="L9">
        <text:list-item>
          <text:p text:style-name="P16"><text:span text:style-name="Strong_20_Emphasis"><text:span text:style-name="T1">Instalación de Facturación</text:span></text:span><text:span text:style-name="T1">:</text:span></text:p>
          <text:list>
            <text:list-item>
              <text:p text:style-name="P16"><text:span text:style-name="T1">Ve al panel de administración, busca </text:span><text:span text:style-name="Source_20_Text"><text:span text:style-name="T2">Facturación</text:span></text:span><text:span text:style-name="T1"> y haz clic en </text:span><text:span text:style-name="Source_20_Text"><text:span text:style-name="T2">Instalar</text:span></text:span><text:span text:style-name="T1">.</text:span></text:p>
            </text:list-item>
          </text:list>
        </text:list-item>
        <text:list-item>
          <text:p text:style-name="P16"><text:span text:style-name="Strong_20_Emphasis"><text:span text:style-name="T1">Instalación de Inventario</text:span></text:span><text:span text:style-name="T1">:</text:span></text:p>
          <text:list>
            <text:list-item>
              <text:p text:style-name="P16"><text:span text:style-name="T1">Ve al panel de administración, busca </text:span><text:span text:style-name="Source_20_Text"><text:span text:style-name="T2">Inventario</text:span></text:span><text:span text:style-name="T1"> y haz clic en </text:span><text:span text:style-name="Source_20_Text"><text:span text:style-name="T2">Instalar</text:span></text:span><text:span text:style-name="T1">.</text:span></text:p>
            </text:list-item>
          </text:list>
        </text:list-item>
        <text:list-item>
          <text:p text:style-name="P16"><text:span text:style-name="Strong_20_Emphasis"><text:span text:style-name="T1">Configuración</text:span></text:span><text:span text:style-name="T1">:</text:span></text:p>
          <text:list>
            <text:list-item>
              <text:p text:style-name="P10">Configura ambos módulos según las políticas de la empresa, estableciendo reglas de inventario y criterios de facturación.</text:p>
            </text:list-item>
          </text:list>
        </text:list-item>
      </text:list>
      <text:h text:style-name="P1" text:outline-level="3">Tarea 7</text:h>
      <text:p text:style-name="P2"><text:span text:style-name="Strong_20_Emphasis"><text:span text:style-name="T1">Verifica que tu instalación de Odoo está funcionando correctamente. ¿Qué pruebas o comprobaciones has realizado para asegurarte de que todos los módulos están funcionando sin errores?</text:span></text:span></text:p>
      <text:list xml:id="list1144282880" text:style-name="L10">
        <text:list-item>
          <text:p text:style-name="P17"><text:span text:style-name="Strong_20_Emphasis"><text:span text:style-name="T1">Acceso a módulos</text:span></text:span><text:span text:style-name="T1">: Verifica que cada módulo instalado puede ser accedido y utilizado.</text:span></text:p>
        </text:list-item>
        <text:list-item>
          <text:p text:style-name="P17"><text:span text:style-name="Strong_20_Emphasis"><text:span text:style-name="T1">Pruebas funcionales</text:span></text:span><text:span text:style-name="T1">: Realiza operaciones básicas en cada módulo, como crear facturas, registrar ventas, verificar stock.</text:span></text:p>
        </text:list-item>
        <text:list-item>
          <text:p text:style-name="P17"><text:span text:style-name="Strong_20_Emphasis"><text:span text:style-name="T1">Logs de sistema</text:span></text:span><text:span text:style-name="T1">: Revisa los registros de Odoo y Docker para cualquier error o advertencia.</text:span></text:p>
        </text:list-item>
      </text:list>
      <text:h text:style-name="P1" text:outline-level="3">Tarea 8</text:h>
      <text:p text:style-name="P2"><text:span text:style-name="Strong_20_Emphasis"><text:span text:style-name="T1">Documenta todo el proceso de instalación, configuración y verificación de Odoo. Asegúrate de incluir cualquier incidencia que haya surgido durante el proceso y cómo la has solucionado.</text:span></text:span></text:p>
      <text:list xml:id="list559602851" text:style-name="L11">
        <text:list-item>
          <text:p text:style-name="P18"><text:span text:style-name="Strong_20_Emphasis"><text:span text:style-name="T1">Instalación</text:span></text:span><text:span text:style-name="T1">: Descripción detallada de los pasos seguidos para instalar Odoo.</text:span></text:p>
        </text:list-item>
        <text:list-item>
          <text:p text:style-name="P18"><text:soft-page-break/><text:span text:style-name="Strong_20_Emphasis"><text:span text:style-name="T1">Configuración</text:span></text:span><text:span text:style-name="T1">: Pasos y parámetros configurados en cada módulo.</text:span></text:p>
        </text:list-item>
        <text:list-item>
          <text:p text:style-name="P18"><text:span text:style-name="Strong_20_Emphasis"><text:span text:style-name="T1">Verificación</text:span></text:span><text:span text:style-name="T1">: Listado de pruebas realizadas y resultados obtenidos.</text:span></text:p>
        </text:list-item>
        <text:list-item>
          <text:p text:style-name="P18"><text:span text:style-name="Strong_20_Emphasis"><text:span text:style-name="T1">Incidencias y soluciones</text:span></text:span><text:span text:style-name="T1">: Registro de problemas encontrados y cómo fueron resueltos.</text:span></text:p>
        </text:list-item>
      </text:list>
      <text:p text:style-name="P11">Espero que esto te sea de ayuda para avanzar en tu tarea. ¡Ánimo y suerte! 🚀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1:16:33.241266864</meta:creation-date>
    <meta:generator>LibreOffice/7.3.7.2$Linux_X86_64 LibreOffice_project/30$Build-2</meta:generator>
    <dc:date>2024-10-26T11:17:25.566017232</dc:date>
    <meta:editing-duration>PT52S</meta:editing-duration>
    <meta:editing-cycles>1</meta:editing-cycles>
    <meta:document-statistic meta:table-count="0" meta:image-count="0" meta:object-count="0" meta:page-count="4" meta:paragraph-count="79" meta:word-count="865" meta:character-count="5479" meta:non-whitespace-character-count="4752"/>
  </office:meta>
</office:document-meta>
</file>